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65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252in"/>
    </style:style>
    <style:style style:name="co7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am_pl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Himej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Kiku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No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Muka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Tsuts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Maru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Ishiza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Koz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ran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Reig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tsuha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Bloo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Ningy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buray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Inoshi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iw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L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amel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Gorill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eetah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oal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yo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e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agatom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Id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et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ov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H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Cospla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Onl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Game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Arcad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Ki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Figu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e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En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Mukumo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hi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Jira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hiota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Da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nuk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biy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Fukaz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mor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k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oll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phai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tem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m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th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eme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Ikaro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chille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cle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Chrono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Oshi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bu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ora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umitan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kan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tsushi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Goz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Jiku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oh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bay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iwa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Div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gari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ark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orl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Co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i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anyme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Ch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ihm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eez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Diam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Desar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nvi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T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Fad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ryp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Swarm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acu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et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nvi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T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Fad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ryp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Swarm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acu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et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Desarm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a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eev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Haus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Co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Qui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Ar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Wh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Ulv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r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Takesh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Nishiga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ado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Gr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r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kure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to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m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Hea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id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ur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Nepp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el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IQ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Cl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I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ar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Dro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Lion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low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aze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Fros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r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r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Cl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om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Hea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Dro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Lion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ur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Nepp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aze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ir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Utag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lly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bu-ch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Puro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em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k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Goy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Smit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Lin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Toff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tar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Gensu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uss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Ass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ashiplay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Vyx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o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Butl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Tailo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Mas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Build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Haij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Michib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Ko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Kakeya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Atsu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utl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Tailo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Mas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uild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eac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Turt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rak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rimp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Angl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urfin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Ree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aw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eahors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Crab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arracu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Marl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Nas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Fa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Bjor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Djam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u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Yusuf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ul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eiy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es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Zack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aji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Tal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ss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Khalf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Raja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Ade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ung-s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Woo-mya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Doo-yo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Myong-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ung-hw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ang-s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aek-you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Eun-you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ur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Ga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i-n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Hyeon-d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ung-yo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ung-jo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ung-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Wh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a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Demet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Indi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Ros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Azu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Nell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Azzur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Verdi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Giall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Violet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Dem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Bianc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Grigi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Par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Marro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Amaran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Latti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F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ack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D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Ow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dg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Manti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Crow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Coyot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corp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oliat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pide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iraff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avia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Papill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redd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Johnny 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Davi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La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g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et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ar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au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r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hilip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aret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rt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Nick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ikey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Bea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Jo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Jul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or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amó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s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Serg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ober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Pabl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Leo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D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Lione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erná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ermá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car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K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on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yk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tev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yl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iche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Alex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b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ammy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Eddi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Ven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Marc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ngel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iog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Raffae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ie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Enric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lessand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iusepp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ianluc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alcã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Lagar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ag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Monst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ormig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Pres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orbol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Coruj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Leonar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Javal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Ur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Caval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Tigr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ril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Wind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Wal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Jinn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r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hint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ii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x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cCal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yga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kid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ermí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Jos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fa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Querar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J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go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Mik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Ped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Samu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Dav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J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saac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Lau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Carlo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ederic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Lad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gu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Franz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ev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Lauren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nn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Stéph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uli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érô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la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Émi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ndré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e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Claud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che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hors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Ale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Heinric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Ku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L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he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Nikla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xim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Pet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w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Jen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nue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Zol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Ding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Jak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Cassi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tho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hulan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Regg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lamul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enned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bulel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ezekié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ugh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hem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ol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Nen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en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kad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lf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chine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Uine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u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Ai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Astaro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Beelzeb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Abigor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Hebeemot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Beli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Mephis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Glahs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Barbato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Arachne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Satanato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Astaro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Hebeemo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Beelze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Nen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Elf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Mephis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atanat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Uin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Zagom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uvo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evo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aik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inisk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nda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ra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Icka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Eskab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addap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Mist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lly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Nas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Seiy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Yusu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Kra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Turt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jor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Zac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Chang-so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Reef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Woo-myan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ur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Gaze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o-yo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Wheez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ea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Demete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poll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phai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tem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m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th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eme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Ikaro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chille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cle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Chrono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ung-s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Djam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ng-hw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eac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Fa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ess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l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aw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rfin'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aji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aek-young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Eun-youn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yong-h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Angl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eahors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Fredd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v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ngel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au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ianluc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la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e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Nikla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v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Igo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Jo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Lad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Maxim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onny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Ram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La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Esteb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Marc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Philip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Dyl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Tony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Lion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Herná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or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ag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onst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s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Die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car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orbole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Tig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Javal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Ur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val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ermá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ril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Jo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Gor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on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onst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Pabl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Leonar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Le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ichel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yl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Falcã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稲妻KFC改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Reiz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Midorik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Desarm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G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Smit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Ver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Gianluc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Roa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al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Wal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Djam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G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Crab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Sung-jo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Philip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Raffae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ndi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he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hors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orl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ugh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Émi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Zolan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Yel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reen 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reen 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lue 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 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 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 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Yellow 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Yellow 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lue 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 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Jo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Jul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m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abl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ber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Le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Serg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oru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Leonar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res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orm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Lagar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alcã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Lan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arc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L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lek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uli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Samu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hilip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Lauren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ermí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ffae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ike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Wind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Ale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Laur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Borbol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Mik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Samu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Fermí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L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グループB選抜</text:p>
          </table:table-cell>
          <table:table-cell office:value-type="string" calcext:value-type="string">
            <text:p>Juli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Zol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Wind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Jinn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Cassi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Shint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x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tho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lamul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Hezekié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rr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eggi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jor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le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Chang-s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ike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uli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inny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Pe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eef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Bur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ung-jo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ze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iche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スーパー大阪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Yellow 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reen 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Zaih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Blue 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 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ol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Yellow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C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 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Qu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Bar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Cl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ryp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Qui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cu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hm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Ulvi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IC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Lion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eev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mi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lly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アンダー12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a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i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Lion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Angel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Drag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Gaze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Bianc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ajab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hang-so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Giall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Ulvi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em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Gianluc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Shint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oruj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onny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egg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copi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Canc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qu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ri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G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Lib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Capricor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agitt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Tauru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Vir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Le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Pisce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Gorl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Kenvi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Ganyme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Kee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Fad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C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Quil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Rihm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Ulv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エイリアA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Desa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Co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Gi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Whee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Kryp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Dia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Swarm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Rei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Ark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エイリアB</text:p>
          </table:table-cell>
          <table:table-cell office:value-type="string" calcext:value-type="string">
            <text:p>G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pha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a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aus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Qui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Ulv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emet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rme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キャッピキャピA</text:p>
          </table:table-cell>
          <table:table-cell office:value-type="string" calcext:value-type="string">
            <text:p>Sally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Coc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Grin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Yokom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Hiram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L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nga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Fukurog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oal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its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was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Cheeta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n-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Beas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oun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ri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Id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Tet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Frank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FF地区選抜B</text:p>
          </table:table-cell>
          <table:table-cell office:value-type="string" calcext:value-type="string">
            <text:p>Gorill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FF全国選抜B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全国チーム選抜B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Niig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w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iyag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un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Tochig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ait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k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bar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Kanagaw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omo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g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if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Fuku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Shadow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Midorikaw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日本代表候補B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ax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i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Kee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Fad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Ulv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Bur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aze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Desarm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eiz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pp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Lion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poll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ephai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el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IQ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kure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to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I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r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low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Fros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id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Piichit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Risha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bir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ro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quit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Tonni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iiy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MC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Yurin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i-ch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i M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wo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Clov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Hea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D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r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Pierro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Yamafu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Tokush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ippu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irar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o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rom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Otonag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utefu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Nekket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ei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adow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Chairm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Card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Fi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ack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Ca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Coco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IC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aze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ur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Azub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Hen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Raja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Chang-so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Windy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Demoni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イナズマ’10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Jo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eiy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Woo-mya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La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Coruj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onst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yl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ffael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eef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m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amue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Thors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arc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Id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w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Cospla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Davi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Nove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Game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mat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houk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Tet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e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ub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yuu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na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Nakazo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Oobay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kag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ma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er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raha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Hiro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ung-hw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hou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Yonkit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Chopp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otocros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all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Kaw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e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ouri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In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ri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Sup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ac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Nov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FF地区選抜Ａ</text:p>
          </table:table-cell>
          <table:table-cell office:value-type="string" calcext:value-type="string">
            <text:p>Her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Id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Tet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Nov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H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Cospla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Onl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Game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rcad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Fuy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or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Nagasa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uma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Miyaz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k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Toku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Waka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Hyoug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o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ag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ma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Yamaguc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ouch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a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Ne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Goz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1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Achill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2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Chrono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3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Tam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Eno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ge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Wakaiz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hir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Ikar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4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5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Heracl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Fig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Koal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ベンチーズ6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una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akibi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hurik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Co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okoh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ehi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asum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zumu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Que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Tokuna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ots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ure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Asak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ai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Nov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r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na-ch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i 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Lul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mo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a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kis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Angel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Shi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ii-ku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Gemi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Vir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Koto-ch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achiki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u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Futas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ianc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Yel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uwah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obo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Pin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r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ama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Clow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rot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r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r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og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M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n Sh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Chid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Qui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anga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ppl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Coco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uzu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ag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Waka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ij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ohnny 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erm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Pres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Lib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hafr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Menka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hu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érôm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r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Ryuu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goj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ous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Miku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Imo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Goku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s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ru-k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nz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Chou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on-k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tar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L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La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Pink 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Demet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Vyx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ring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kul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Fermí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vo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Ve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Leonar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Zac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yl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ony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ush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Holl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i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Muraa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oz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Taki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Je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as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Coco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Galac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W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ekk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Capric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ihe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Max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adow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Desa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a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Haus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eev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ryp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C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Ar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Macu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lv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Quil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Wheez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l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Hebeemo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li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IQ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Uin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ue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I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bato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Nepp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ole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Glahs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Sato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kure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r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Hephai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Apoll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igu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e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etsu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anamu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In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akao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Kyo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sakab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Javal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izuwat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kumu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L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Luc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a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eig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t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Ag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Fuj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He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hi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uru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maki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wak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tsuno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a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oshi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Ane-s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nat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Chopp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e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eev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ei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uroma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hiro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ro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ik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amizu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Nam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u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Artemi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igas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ahouj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okopell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G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ear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Sword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Clove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i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Pa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ra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Cora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e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Émi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Lauren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nn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Que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iog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ulie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rinces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aret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Stépha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or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Tull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Nat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o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Eun-you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Book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atanato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Ishitsuku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Zagom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ma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Drach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Toriha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nigh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Wheez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Rober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igue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Wal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Wind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hint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x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x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yga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rr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i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yeon-da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avi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ony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onst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Bjor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Windy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aus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Azube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Querar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ive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ouk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Thie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Ma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our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eat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inh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Knigh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Ri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oe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arbato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g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iz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O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unouz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kk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akit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M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kaga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bb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ashipla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ra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ev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hm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ig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tsuk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ack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Onli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r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s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unita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ur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Jung-so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Neppe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ek-you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Usa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e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Mizuh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az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ki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Pisce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Blow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ir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Aqu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Namino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Fu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hadow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de N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ea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Demon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Pierr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ke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e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urquoi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ria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ch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Freddi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pe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Nakatan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Nov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Herm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イナズマ’08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F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ephi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eli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Irik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nn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ngel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Lauren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ist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eef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un-ch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Coyot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apill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ra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Can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ei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zon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Leonar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Ven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yl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Lad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Querar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Alek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Smi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Macu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Rihm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イナズマ’09</text:p>
          </table:table-cell>
          <table:table-cell office:value-type="string" calcext:value-type="string">
            <text:p>Wheez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Dyl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Yellow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latinu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Yoko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lue 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reen 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Red 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ink 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re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rigi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Desarm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Alex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Falcã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Émil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elu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jik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Coo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Saruwata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Marc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Chamel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Leonar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Juli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nb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Na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oa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ea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Pierr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I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hous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Els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ai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kki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ary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T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As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ac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ov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Fujiw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nk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Chiqu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Kawagu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Met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rme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W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kul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e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tev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acka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Mist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Gend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t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Ou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n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nad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Gr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Violet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ri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a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Sous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yu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Hana-c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in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Fudouy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Bur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a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hid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a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Devi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Majid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haf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IQ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I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Nanrik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av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Yoshi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Ale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rr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mon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Heinric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kur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Le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ihm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w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ermí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Jos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fa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Querar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J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go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Mik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Ped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Samu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Dav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J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saac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Lau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Carlo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ederic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IQ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I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Can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eki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y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Akar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i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un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it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og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agamin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Tak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ny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Iku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Book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in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Fuk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Yosh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ei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r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Green 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uu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ouri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egi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er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nt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onn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Ja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Z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kut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i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Capta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Furuf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Teruk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Inom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Oa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staro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Hebeemo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lahs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IQ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Cl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Mephis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arbat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elze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rachne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Satanato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lug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aze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Fros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Lion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IC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ol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kad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en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bigor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eli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ie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chine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arbato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lahsy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rachne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u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Nen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poll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lf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rtemi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ie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emet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u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ole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Uine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ene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Astaro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omb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eelze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Elf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Cla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atanato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ur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ren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Heat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aze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rol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r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ol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Ai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u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en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Nepp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Uine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kure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ur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ren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id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to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om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r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eam_tactic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戦国伊賀島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ジェネシ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Quick Time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int Flash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rfect Zone Press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Absolute Knights</text:p>
          </table:table-cell>
        </table:table-row>
        <table:table-row table:style-name="ro4">
          <table:table-cell office:value-type="string" calcext:value-type="string">
            <text:p>グループA選抜</text:p>
          </table:table-cell>
          <table:table-cell office:value-type="string" calcext:value-type="string">
            <text:p>Banana Shoot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mazon River Wave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Emperor Road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Dual Typhoon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Andes no Arijigoku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Catenaccio Counter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The Tube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uteki no Yari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lack Thunder</text:p>
          </table:table-cell>
        </table:table-row>
        <table:table-row table:style-name="ro4">
          <table:table-cell office:value-type="string" calcext:value-type="string">
            <text:p>FF全国選抜Ａ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Emperor Road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Perfect Zone Press</text:p>
          </table:table-cell>
        </table:table-row>
      </table:table>
      <table:table table:name="Sheet5" table:style-name="ta1">
        <table:table-column table:style-name="co5" table:default-cell-style-name="ce2"/>
        <table:table-row table:style-name="ro1">
          <table:table-cell office:value-type="string" calcext:value-type="string">
            <text:p>P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37:35.925694131</meta:creation-date>
    <dc:date>2024-02-06T18:44:40.735192945</dc:date>
    <meta:editing-duration>PT4H3M9S</meta:editing-duration>
    <meta:editing-cycles>44</meta:editing-cycles>
    <meta:generator>LibreOffice/7.3.7.2$Linux_X86_64 LibreOffice_project/30$Build-2</meta:generator>
    <meta:document-statistic meta:table-count="3" meta:cell-count="11884" meta:object-count="0"/>
  </office:meta>
</office:document-meta>
</file>